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9bc1" officeooo:paragraph-rsid="00019bc1"/>
    </style:style>
    <style:style style:name="P2" style:family="paragraph" style:parent-style-name="Standard">
      <style:text-properties officeooo:rsid="0002a0c4" officeooo:paragraph-rsid="0002a0c4"/>
    </style:style>
    <style:style style:name="T1" style:family="text">
      <style:text-properties fo:color="#bcbec4" loext:opacity="100%" style:font-name="JetBrains Mono" fo:font-size="7pt" fo:font-style="normal" fo:font-weight="normal" style:font-size-asian="7pt" style:font-style-asian="normal" style:font-weight-asian="normal"/>
    </style:style>
    <style:style style:name="T2" style:family="text">
      <style:text-properties officeooo:rsid="0003a7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bSpells is a container for objects of type bbSpell. bbSpell virtual functions are working but only test functions are defined.</text:p>
      <text:p text:style-name="P1"/>
      <text:p text:style-name="P1">The following are filled with outdated cruft</text:p>
      <text:p text:style-name="P1"/>
      <text:p text:style-name="P1">/manual</text:p>
      <text:p text:style-name="P1">/test</text:p>
      <text:p text:style-name="P1">/WinLibs</text:p>
      <text:p text:style-name="P1">/Ubuntu</text:p>
      <text:p text:style-name="P1"/>
      <text:p text:style-name="P1">The following are global variables used to kludge the code together and need to be rolled into function calls</text:p>
      <text:p text:style-name="P1"/>
      <text:p text:style-name="P1">sfRenderWindow* testWindow;</text:p>
      <text:p text:style-name="P1">bbWidgets* testWidgets;</text:p>
      <text:p text:style-name="P1">bbMapCoords testGoalPoint;</text:p>
      <text:p text:style-name="P1">bbDumbServer* testServer;</text:p>
      <text:p text:style-name="P1">U64 testMapTime;</text:p>
      <text:p text:style-name="P1"/>
      <text:p text:style-name="P1"/>
      <text:p text:style-name="P1">bbDumbserver is meant to form a wall between UI/private state and the game world/shared state</text:p>
      <text:p text:style-name="P1"/>
      <text:p text:style-name="P1"/>
      <text:p text:style-name="P2">I may wish to store all data in a big global tree</text:p>
      <text:p text:style-name="P2"/>
      <text:p text:style-name="P2">root</text:p>
      <text:p text:style-name="P2"><text:s/>/ Private</text:p>
      <text:p text:style-name="P2"><text:s text:c="6"/>/Widgets</text:p>
      <text:p text:style-name="P2"><text:s text:c="6"/>/Spells</text:p>
      <text:p text:style-name="P2"><text:s/>/ Constant Shared</text:p>
      <text:p text:style-name="P2"><text:s text:c="5"/>/ Eye Candy (things like grass tufts in the game world</text:p>
      <text:p text:style-name="P2"><text:s text:c="5"/>/ Trees (like eye candy but players &amp; monsters cant pass through them)</text:p>
      <text:p text:style-name="P2"><text:s/>/ Shared</text:p>
      <text:p text:style-name="P2"><text:s text:c="5"/>/ Players</text:p>
      <text:p text:style-name="P2"><text:s text:c="5"/>/ Monsters</text:p>
      <text:p text:style-name="P2"/>
      <text:p text:style-name="P2">RE Eye Candy / Trees:</text:p>
      <text:p text:style-name="P2">Things drawn to the screen should be components of a different system than things you cant walk through, <text:span text:style-name="T2">that don’t move,</text:span> in terms of Entity / Component / System architecture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1T19:41:54.835000000</meta:creation-date>
    <dc:date>2025-11-21T20:23:09.891000000</dc:date>
    <meta:editing-duration>PT41M15S</meta:editing-duration>
    <meta:editing-cycles>3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26" meta:word-count="160" meta:character-count="992" meta:non-whitespace-character-count="823"/>
  </office:meta>
</office:document-meta>
</file>